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fo:color="#000000" style:font-name="Times" fo:font-size="16pt" style:font-size-asian="16pt" style:font-name-complex="Times1" style:font-size-complex="16pt"/>
    </style:style>
    <style:style style:name="P3" style:family="paragraph" style:parent-style-name="Standard" style:master-page-name="Standard">
      <style:paragraph-properties fo:margin-top="0in" fo:margin-bottom="0in" loext:contextual-spacing="false" fo:line-height="100%" style:page-number="auto"/>
    </style:style>
    <style:style style:name="T1" style:family="text">
      <style:text-properties fo:color="#000000" style:font-name="Times" fo:font-size="16pt" style:font-size-asian="16pt" style:font-name-complex="Times1"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ct Name: K&amp;XH Events</text:span></text:p>
      <text:p text:style-name="P1"><text:span text:style-name="T1">Project Team Leader: Xhensila Lici.</text:span></text:p>
      <text:p text:style-name="P1"><text:span text:style-name="T1">Project Team Members: <text:line-break/><text:tab/>-Xhensila Lici (Front End)</text:span></text:p>
      <text:p text:style-name="P1"><text:span text:style-name="T1"><text:tab/>Katerina Hajdari (Front End)</text:span></text:p>
      <text:p text:style-name="P2"/>
      <text:p text:style-name="P1"><text:span text:style-name="T1">During this week all the requirements for the first timebox were successfully finished. This week we had some difficulties because this is our first project with React Language but we worked hard to finish in time all the tasks of this week.</text:span></text:p>
      <text:p text:style-name="P1"><text:span text:style-name="T1">All the tasks that are completed for this week are listed below:</text:span></text:p>
      <text:p text:style-name="P2"/>
      <text:p text:style-name="P1"><text:span text:style-name="T1">Header &amp; Footer (Timebox 1)</text:span></text:p>
      <text:p text:style-name="P1"><text:span text:style-name="T1">Login Layout (Timebox 1)</text:span></text:p>
      <text:p text:style-name="P1"><text:span text:style-name="T1">Signup Layout (Timebox 1)</text:span></text:p>
      <text:p text:style-name="P1"><text:span text:style-name="T1">Admin Page Layout (Timebox 1)</text:span></text:p>
      <text:p text:style-name="P1"><text:span text:style-name="T1">Create users list in json-server (Timebox 1)</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Windows User</dc:creator>
    <meta:editing-cycles>2</meta:editing-cycles>
    <meta:creation-date>2020-08-16T17:51:00</meta:creation-date>
    <dc:date>2020-08-16T18:01:00</dc:date>
    <meta:editing-duration>PT10M</meta:editing-duration>
    <meta:generator>LibreOffice/6.0.7.3$Linux_X86_64 LibreOffice_project/00m0$Build-3</meta:generator>
    <meta:document-statistic meta:table-count="0" meta:image-count="0" meta:object-count="0" meta:page-count="1" meta:paragraph-count="11" meta:word-count="99" meta:character-count="593" meta:non-whitespace-character-count="5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